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90a90" officeooo:paragraph-rsid="00190a90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90a90" officeooo:paragraph-rsid="00190a9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b30fc" officeooo:paragraph-rsid="001b30fc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b30fc" officeooo:paragraph-rsid="001b30fc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f9b9b" officeooo:paragraph-rsid="001f9b9b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f9b9b" officeooo:paragraph-rsid="00234b58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1f9b9b" officeooo:paragraph-rsid="001f9b9b" style:font-size-asian="10.5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ff0000" fo:font-size="12pt" fo:font-style="normal" style:text-underline-style="none" fo:font-weight="normal" officeooo:rsid="001f9b9b" officeooo:paragraph-rsid="00234b58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ff0000" fo:font-size="12pt" fo:font-style="normal" style:text-underline-style="none" fo:font-weight="normal" officeooo:rsid="001f9b9b" officeooo:paragraph-rsid="002778e8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ff0000" fo:font-size="12pt" fo:font-style="normal" style:text-underline-style="none" fo:font-weight="normal" officeooo:rsid="001f9b9b" officeooo:paragraph-rsid="002807a1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ff0000" fo:font-size="12pt" fo:font-style="normal" style:text-underline-style="none" fo:font-weight="normal" officeooo:rsid="001f9b9b" officeooo:paragraph-rsid="002a0df4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ff0000" fo:font-size="12pt" fo:font-style="normal" style:text-underline-style="none" fo:font-weight="normal" officeooo:rsid="001f9b9b" officeooo:paragraph-rsid="002d2519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ff0000" fo:font-size="12pt" fo:font-style="normal" style:text-underline-style="none" fo:font-weight="normal" officeooo:rsid="001f9b9b" officeooo:paragraph-rsid="002ecd38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ff0000" fo:font-size="12pt" fo:font-style="normal" style:text-underline-style="none" fo:font-weight="normal" officeooo:rsid="002ecd38" officeooo:paragraph-rsid="002ecd38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ff0000" fo:font-size="12pt" style:text-underline-style="none" fo:font-weight="normal" officeooo:rsid="00190a90" officeooo:paragraph-rsid="00190a90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ff0000" fo:font-size="12pt" style:text-underline-style="none" fo:font-weight="normal" officeooo:rsid="00190a90" officeooo:paragraph-rsid="0023ec54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use-window-font-color="true" fo:font-size="12pt" fo:font-style="normal" style:text-underline-style="none" fo:font-weight="normal" officeooo:rsid="003172ea" officeooo:paragraph-rsid="003172ea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use-window-font-color="true" fo:font-size="12pt" fo:font-style="normal" style:text-underline-style="none" fo:font-weight="normal" officeooo:rsid="0035476e" officeooo:paragraph-rsid="0035476e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use-window-font-color="true" fo:font-size="12pt" fo:font-style="normal" style:text-underline-style="none" fo:font-weight="normal" officeooo:rsid="0035476e" officeooo:paragraph-rsid="0036a5f2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fo:font-weight="bold" officeooo:rsid="00190a90" officeooo:paragraph-rsid="00190a90" style:font-size-asian="28pt" style:font-weight-asian="bold" style:font-size-complex="2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6a5f2" style:font-weight-asian="bold" style:font-weight-complex="bold"/>
    </style:style>
    <style:style style:name="T3" style:family="text">
      <style:text-properties officeooo:rsid="001dab7a"/>
    </style:style>
    <style:style style:name="T4" style:family="text">
      <style:text-properties officeooo:rsid="001ec75e"/>
    </style:style>
    <style:style style:name="T5" style:family="text">
      <style:text-properties fo:font-style="italic" officeooo:rsid="001ec75e" style:font-style-asian="italic" style:font-style-complex="italic"/>
    </style:style>
    <style:style style:name="T6" style:family="text">
      <style:text-properties fo:font-style="italic" officeooo:rsid="001f9b9b" style:font-style-asian="italic" style:font-style-complex="italic"/>
    </style:style>
    <style:style style:name="T7" style:family="text">
      <style:text-properties fo:font-style="italic" officeooo:rsid="00266651" style:font-style-asian="italic" style:font-style-complex="italic"/>
    </style:style>
    <style:style style:name="T8" style:family="text">
      <style:text-properties officeooo:rsid="001f9b9b"/>
    </style:style>
    <style:style style:name="T9" style:family="text">
      <style:text-properties officeooo:rsid="00234b58"/>
    </style:style>
    <style:style style:name="T10" style:family="text">
      <style:text-properties officeooo:rsid="00252373"/>
    </style:style>
    <style:style style:name="T11" style:family="text">
      <style:text-properties fo:color="#ff0000"/>
    </style:style>
    <style:style style:name="T12" style:family="text">
      <style:text-properties fo:color="#ff0000" officeooo:rsid="001ec75e"/>
    </style:style>
    <style:style style:name="T13" style:family="text">
      <style:text-properties fo:color="#ff0000" officeooo:rsid="001f9b9b"/>
    </style:style>
    <style:style style:name="T14" style:family="text">
      <style:text-properties fo:color="#ff0000" officeooo:rsid="00252373"/>
    </style:style>
    <style:style style:name="T15" style:family="text">
      <style:text-properties fo:color="#ff0000"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fo:color="#ff0000" fo:font-weight="normal" style:font-weight-asian="normal" style:font-weight-complex="normal"/>
    </style:style>
    <style:style style:name="T17" style:family="text">
      <style:text-properties fo:color="#000000" fo:font-style="italic" officeooo:rsid="002778e8" style:font-style-asian="italic" style:font-style-complex="italic"/>
    </style:style>
    <style:style style:name="T18" style:family="text">
      <style:text-properties fo:color="#000000" fo:font-style="italic" officeooo:rsid="002ecd38" style:font-style-asian="italic" style:font-style-complex="italic"/>
    </style:style>
    <style:style style:name="T19" style:family="text">
      <style:text-properties officeooo:rsid="002778e8"/>
    </style:style>
    <style:style style:name="T20" style:family="text">
      <style:text-properties style:use-window-font-color="true" fo:font-style="italic" style:font-style-asian="italic" style:font-style-complex="italic"/>
    </style:style>
    <style:style style:name="T21" style:family="text">
      <style:text-properties style:use-window-font-color="true" fo:font-style="italic" officeooo:rsid="002778e8" style:font-style-asian="italic" style:font-style-complex="italic"/>
    </style:style>
    <style:style style:name="T22" style:family="text">
      <style:text-properties style:use-window-font-color="true" fo:font-style="italic" officeooo:rsid="002a0df4" style:font-style-asian="italic" style:font-style-complex="italic"/>
    </style:style>
    <style:style style:name="T23" style:family="text">
      <style:text-properties officeooo:rsid="002807a1"/>
    </style:style>
    <style:style style:name="T24" style:family="text">
      <style:text-properties fo:color="#00cc00" officeooo:rsid="002d2519"/>
    </style:style>
    <style:style style:name="T25" style:family="text">
      <style:text-properties fo:color="#00cc33" officeooo:rsid="002d2519"/>
    </style:style>
    <style:style style:name="T26" style:family="text">
      <style:text-properties officeooo:rsid="0036a5f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Doxygen</text:p>
      <text:p text:style-name="P1"/>
      <text:p text:style-name="P2"><text:span text:style-name="T26">Doxygen est une </text:span><text:span text:style-name="T2">syntaxe</text:span><text:span text:style-name="T26"> pour </text:span><text:span text:style-name="T2">commenter</text:span><text:span text:style-name="T26"> son code</text:span>, <text:span text:style-name="T26">elle se présente ainsi</text:span> :</text:p>
      <text:p text:style-name="P2"/>
      <text:p text:style-name="P15">/**commentaire*/</text:p>
      <text:p text:style-name="P2"/>
      <text:p text:style-name="P2"><text:span text:style-name="T3">P</text:span>our un commentaire sur <text:span text:style-name="T1">plusieurs lignes</text:span> :</text:p>
      <text:p text:style-name="P2"/>
      <text:p text:style-name="P16">/**</text:p>
      <text:p text:style-name="P16">*commentaire</text:p>
      <text:p text:style-name="P15">*suite</text:p>
      <text:p text:style-name="P15">*fin</text:p>
      <text:p text:style-name="P15">*/</text:p>
      <text:p text:style-name="P2"/>
      <text:p text:style-name="P2">Simple non?</text:p>
      <text:p text:style-name="P3"/>
      <text:p text:style-name="P3">Maintenant que vous savez comment <text:span text:style-name="T1">commenter</text:span> votre code avec la syntaxe Doxygen, voici de quoi <text:span text:style-name="T1">agrémenter</text:span> ces derniers, en effet, il existe ce que l'on appel des <text:span text:style-name="T1">attributs</text:span>, dont voici les principaux avec la façon de les déclarer :</text:p>
      <text:p text:style-name="P3"/>
      <text:p text:style-name="P3"><text:span text:style-name="T12">/**commentaire \a X*/</text:span><text:span text:style-name="T4"><text:tab/><text:tab/></text:span><text:span text:style-name="T5">ce commentaire indique que le paramètre X est dans cette <text:tab/><text:tab/><text:tab/><text:tab/><text:tab/><text:tab/>fonction (afin de le faire ressortir dans la description)</text:span></text:p>
      <text:p text:style-name="P3"/>
      <text:p text:style-name="P4"><text:span text:style-name="T11">/**</text:span><text:span text:style-name="T13">blabla \author FlorianThug*/</text:span><text:span text:style-name="T8"><text:tab/></text:span><text:span text:style-name="T6">içi, on dit que l'auteur de la fonction est FlorianThug</text:span></text:p>
      <text:p text:style-name="P4"/>
      <text:p text:style-name="P7">notez que blabla est facultatif (<text:span text:style-name="T11">/** \author Monsieur*/</text:span> est tout à fait juste)</text:p>
      <text:p text:style-name="P5"/>
      <text:p text:style-name="P5"/>
      <text:p text:style-name="P8">/**</text:p>
      <text:p text:style-name="P9"><text:span text:style-name="T9">* \brief Içi le résumé de la description...<text:tab/></text:span><text:span text:style-name="T17">une brève description de notre description</text:span></text:p>
      <text:p text:style-name="P9">*...<text:span text:style-name="T9">Qui peut prendre plusieurs lignes<text:tab/><text:tab/></text:span><text:span text:style-name="T17">(descripception)</text:span></text:p>
      <text:p text:style-name="P9">*</text:p>
      <text:p text:style-name="P9">*/</text:p>
      <text:p text:style-name="P8"/>
      <text:p text:style-name="P6"/>
      <text:p text:style-name="P6"><text:span text:style-name="T11">/** </text:span><text:span text:style-name="T14">\bug ça marche pas là, il se passe ça*/</text:span><text:span text:style-name="T10"><text:tab/><text:tab/></text:span><text:span text:style-name="T7">comme son nom l'indique, cet attribut est utilisé <text:tab/><text:tab/><text:tab/><text:tab/><text:tab/><text:tab/><text:tab/>pour signaler des bugs dans la fonction</text:span></text:p>
      <text:p text:style-name="P6"/>
      <text:p text:style-name="P6"/>
      <text:p text:style-name="P8">/** <text:span text:style-name="T19">\date 1 juillet 1666*/<text:tab/><text:tab/><text:tab/></text:span><text:span text:style-name="T21">indique la date de création de la partie commentée</text:span></text:p>
      <text:p text:style-name="P8"/>
      <text:p text:style-name="P8"/>
      <text:p text:style-name="P8">/** <text:span text:style-name="T19">\fn Cette fonction fait ça*/<text:tab/><text:tab/></text:span><text:span text:style-name="T21">permet de décrire une fonction</text:span></text:p>
      <text:p text:style-name="P8"/>
      <text:p text:style-name="P8"/>
      <text:p text:style-name="P10"><text:span text:style-name="T19">/** Cette fonction fait ça avec \a X…<text:tab/></text:span><text:span text:style-name="T22">identifie les paramètres de la fonction commentée</text:span></text:p>
      <text:p text:style-name="P10"><text:span text:style-name="T19">* \param[out] nom_param commentaire<text:tab/><text:tab/></text:span><text:span text:style-name="T22">en sortie</text:span></text:p>
      <text:p text:style-name="P11"><text:span text:style-name="T19">* \param[in] nom_param2 commentaire2<text:tab/><text:tab/></text:span><text:span text:style-name="T22">en entrée</text:span></text:p>
      <text:p text:style-name="P11">* <text:span text:style-name="T23">\param nom_param_interne commentaire3<text:tab/></text:span><text:span text:style-name="T22">en interne</text:span></text:p>
      <text:p text:style-name="P10">*/</text:p>
      <text:p text:style-name="P12"><text:soft-page-break/><text:span text:style-name="T19">/** Cette fonction fait ça avec \a X…</text:span></text:p>
      <text:p text:style-name="P12"><text:span text:style-name="T19">* \param[out] nom_param commentaire</text:span></text:p>
      <text:p text:style-name="P12"><text:span text:style-name="T19">* \param[in] nom_param2 commentaire2</text:span></text:p>
      <text:p text:style-name="P12">* <text:span text:style-name="T23">\param nom_param_interne commentaire3</text:span></text:p>
      <text:p text:style-name="P13">* <text:span text:style-name="T25">\r</text:span><text:span text:style-name="T24">eturn nom_param_retourné<text:tab/><text:tab/></text:span><text:span text:style-name="T18">le paramètre renvoyé par la fonction (on l'a ajouté au </text:span>*/<text:span text:style-name="T18"><text:tab/><text:tab/><text:tab/><text:tab/><text:tab/><text:tab/>code d'avant)</text:span></text:p>
      <text:p text:style-name="P12"/>
      <text:p text:style-name="P12"/>
      <text:p text:style-name="P14">/**</text:p>
      <text:p text:style-name="P14">* \todo faire ça et ça<text:tab/><text:tab/><text:tab/><text:tab/><text:span text:style-name="T20">la liste des choses qu'il reste à faire</text:span></text:p>
      <text:p text:style-name="P14">*/</text:p>
      <text:p text:style-name="P14"/>
      <text:p text:style-name="P14"/>
      <text:p text:style-name="P14"/>
      <text:p text:style-name="P17">Voilà, vous savez faire <text:span text:style-name="T1">l'essentiel</text:span> :) , je vous met un exemple de commentaire<text:span text:style-name="T1"> complet</text:span> pour que vous ayez une <text:span text:style-name="T1">idée globale</text:span> de l'utilité de cette syntaxe :</text:p>
      <text:p text:style-name="P17"/>
      <text:p text:style-name="P17"><text:span text:style-name="Strong_20_Emphasis"><text:span text:style-name="T16">/**</text:span></text:span></text:p>
      <text:p text:style-name="Standard"><text:span text:style-name="Strong_20_Emphasis"><text:span text:style-name="T15">* \brief Calcule la distance entre deux points</text:span></text:span></text:p>
      <text:p text:style-name="Standard"><text:span text:style-name="Strong_20_Emphasis"><text:span text:style-name="T15">* \details La distance entre les \a point1 et \a point2 est calculée par l'intermédiaire</text:span></text:span></text:p>
      <text:p text:style-name="Standard"><text:span text:style-name="Strong_20_Emphasis"><text:span text:style-name="T15">*<text:tab/> <text:s text:c="3"/>des coordonnées des points.</text:span></text:span></text:p>
      <text:p text:style-name="Standard"><text:span text:style-name="Strong_20_Emphasis"><text:span text:style-name="T15">* \param point1 Point 1 pour le calcul de distance.</text:span></text:span></text:p>
      <text:p text:style-name="Standard"><text:span text:style-name="Strong_20_Emphasis"><text:span text:style-name="T15">* \param point2 Point 2 pour le calcul de distance.</text:span></text:span></text:p>
      <text:p text:style-name="Standard"><text:span text:style-name="Strong_20_Emphasis"><text:span text:style-name="T15">* \return Un float représentant la distance calculée.</text:span></text:span></text:p>
      <text:p text:style-name="Standard"><text:span text:style-name="Strong_20_Emphasis"><text:span text:style-name="T15">*/</text:span></text:span></text:p>
      <text:p text:style-name="P18"/>
      <text:p text:style-name="P19"><text:span text:style-name="T26">C'est plutôt clair je trouve.</text:span></text:p>
      <text:p text:style-name="P19">C'est tout pour moi 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14:06:01.873495261</meta:creation-date>
    <dc:date>2016-03-21T15:19:53.108032815</dc:date>
    <meta:editing-duration>PT1H10M56S</meta:editing-duration>
    <meta:editing-cycles>29</meta:editing-cycles>
    <meta:generator>LibreOffice/4.2.8.2$Linux_X86_64 LibreOffice_project/420m0$Build-2</meta:generator>
    <meta:document-statistic meta:table-count="0" meta:image-count="0" meta:object-count="0" meta:page-count="2" meta:paragraph-count="46" meta:word-count="371" meta:character-count="2231" meta:non-whitespace-character-count="1872"/>
  </office:meta>
</office:document-meta>
</file>